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ill Sans" svg:font-family="'Gill Sans'"/>
    <style:font-face style:name="OpenSymbol" svg:font-family="OpenSymbol"/>
    <style:font-face style:name="Gill Sans1" svg:font-family="'Gill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34.34mm" table:align="left"/>
    </style:style>
    <style:style style:name="Table1.A" style:family="table-column">
      <style:table-column-properties style:column-width="119.26mm"/>
    </style:style>
    <style:style style:name="Table1.B" style:family="table-column">
      <style:table-column-properties style:column-width="15.08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34.34mm" table:align="left"/>
    </style:style>
    <style:style style:name="Table2.A" style:family="table-column">
      <style:table-column-properties style:column-width="119.26mm"/>
    </style:style>
    <style:style style:name="Table2.B" style:family="table-column">
      <style:table-column-properties style:column-width="15.08mm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34.34mm" table:align="left"/>
    </style:style>
    <style:style style:name="Table3.A" style:family="table-column">
      <style:table-column-properties style:column-width="119.26mm"/>
    </style:style>
    <style:style style:name="Table3.B" style:family="table-column">
      <style:table-column-properties style:column-width="15.08mm"/>
    </style:style>
    <style:style style:name="Table3.A1" style:family="table-cell">
      <style:table-cell-properties fo:padding="0.97mm" fo:border="none"/>
    </style:style>
    <style:style style:name="Table4" style:family="table">
      <style:table-properties style:width="134.34mm" table:align="left"/>
    </style:style>
    <style:style style:name="Table4.A" style:family="table-column">
      <style:table-column-properties style:column-width="119.26mm"/>
    </style:style>
    <style:style style:name="Table4.B" style:family="table-column">
      <style:table-column-properties style:column-width="15.08mm"/>
    </style:style>
    <style:style style:name="Table4.A1" style:family="table-cell">
      <style:table-cell-properties fo:padding="0.97mm" fo:border="none"/>
    </style:style>
    <style:style style:name="P1" style:family="paragraph" style:parent-style-name="Footer">
      <style:paragraph-properties fo:text-align="center" style:justify-single-word="false"/>
      <style:text-properties fo:color="#7e0021"/>
    </style:style>
    <style:style style:name="P2" style:family="paragraph" style:parent-style-name="Standard">
      <style:paragraph-properties fo:margin-left="0mm" fo:margin-right="0mm" fo:text-align="end" style:justify-single-word="false" fo:text-indent="0mm" style:auto-text-indent="false"/>
      <style:text-properties fo:font-size="9pt" fo:language="it" fo:country="IT" fo:font-style="italic" style:font-size-asian="9pt" style:font-style-asian="italic" style:font-size-complex="9pt" style:font-style-complex="italic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Standard" style:list-style-name="L1">
      <style:text-properties fo:color="#111111"/>
    </style:style>
    <style:style style:name="P6" style:family="paragraph" style:parent-style-name="Standard" style:list-style-name="L2"/>
    <style:style style:name="P7" style:family="paragraph" style:parent-style-name="Standard">
      <style:text-properties fo:background-color="#ffff00"/>
    </style:style>
    <style:style style:name="P8" style:family="paragraph" style:parent-style-name="Standard" style:list-style-name="L2">
      <style:text-properties fo:font-style="italic" style:font-style-asian="italic" style:font-style-complex="italic"/>
    </style:style>
    <style:style style:name="P9" style:family="paragraph" style:parent-style-name="Standard" style:master-page-name="">
      <style:paragraph-properties fo:margin-left="12.51mm" fo:margin-right="13.12mm" fo:text-indent="0mm" style:auto-text-indent="false" style:page-number="auto"/>
    </style:style>
    <style:style style:name="P10" style:family="paragraph" style:parent-style-name="Heading_20_1"/>
    <style:style style:name="P11" style:family="paragraph" style:parent-style-name="Nome_20_sito" style:master-page-name="First_20_Page">
      <style:paragraph-properties style:page-number="auto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fo:color="#7e0021"/>
    </style:style>
    <style:style style:name="T2" style:family="text">
      <style:text-properties fo:color="#31400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color="#11111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6.35mm" fo:margin-left="19.05m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h text:style-name="P11" text:outline-level="1"><text:user-defined style:data-style-name="N0" text:name="Sito">Religiosa Intolleranza</text:user-defined></text:h>
      <text:p text:style-name="Standard"/>
      <text:p text:style-name="Heading"><text:title>C'hi++</text:title></text:p>
      <text:p text:style-name="Text_20_body"/>
      <text:p text:style-name="P4"><text:subject>Ipotesi per una mistica open-source</text:subject></text:p>
      <text:p text:style-name="Text_20_body"/>
      <text:p text:style-name="P2"><text:line-break/>Con conoscenze diverse, cerchiamo opere buone. </text:p>
      <text:p text:style-name="P2">Rig-Veda <text:span text:style-name="T3">9.112 </text:span></text:p>
      <text:p text:style-name="P2"/>
      <text:p text:style-name="Standard"/>
      <text:h text:style-name="Heading_20_1" text:outline-level="1">Premessa</text:h>
      <text:h text:style-name="Heading_20_2" text:outline-level="2">Scopo della religone</text:h>
      <text:p text:style-name="Standard">La religione dovrebbe aiutare l'Uomo a vivere meglio.</text:p>
      <text:p text:style-name="Standard">La religione dovrebbe dare uno scopo alla nostra esistenza e definire una scala di valori che ci permetta di prendere delle decisioni in quei casi in cui il raziocinio o il semplice buon senso non possono esserci d'aiuto.</text:p>
      <text:p text:style-name="Standard"/>
      <text:p text:style-name="Standard">Tanto per fare un esempio: se vi ponessero queste tre domande, cosa rispondereste?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5562104014596654432" text:style-name="L1">
              <text:list-item>
                <text:p text:style-name="P5"><text:bookmark-start text:name="__RefNumPara__580_77542171"/>Una ragazza è rimasta incinta a séguito di una violenza: può decidere se abortire?<text:bookmark-end text:name="__RefNumPara__580_77542171"/></text:p>
              </text:list-item>
            </text:list>
          </table:table-cell>
          <table:table-cell table:style-name="Table1.A1" office:value-type="string">
            <text:p text:style-name="P3">[S] <text:s/>[N]</text:p>
          </table:table-cell>
        </table:table-row>
        <table:table-row>
          <table:table-cell table:style-name="Table1.A1" office:value-type="string">
            <text:list xml:id="list397765747" text:continue-numbering="true" text:style-name="L1">
              <text:list-item>
                <text:p text:style-name="P5"><text:bookmark-start text:name="__RefNumPara__578_77542171"/>Un uomo è stato condannato per omicidio; in carcere ha ucciso altri due carcerati e una guardia: va condannato a morte o no?<text:bookmark-end text:name="__RefNumPara__578_77542171"/></text:p>
              </text:list-item>
            </text:list>
          </table:table-cell>
          <table:table-cell table:style-name="Table1.A1" office:value-type="string">
            <text:p text:style-name="P3">[S] <text:s/>[N]</text:p>
          </table:table-cell>
        </table:table-row>
        <table:table-row>
          <table:table-cell table:style-name="Table1.A1" office:value-type="string">
            <text:list xml:id="list74000313" text:continue-numbering="true" text:style-name="L1">
              <text:list-item>
                <text:p text:style-name="P5">Un uomo è gravemente malato e vive grazie a delle macchine: può decidere di spegnerle o no?</text:p>
              </text:list-item>
            </text:list>
          </table:table-cell>
          <table:table-cell table:style-name="Table1.A1" office:value-type="string">
            <text:p text:style-name="P3">[S] <text:s/>[N]</text:p>
          </table:table-cell>
        </table:table-row>
      </table:table>
      <text:p text:style-name="Standard"/>
      <text:p text:style-name="Standard">Come vedremo fra poco, la religione può aiutarvi a trovare una risposta in questi casi, ma, finora, le religioni non hanno aiutato l'Umanità a vivere meglio, anzi: hanno avuto spesso l'effetto opposto perché sono state prese a pretesto per guerre, soprusi e contrasti più o meno violenti, al punto che molte persone pensano che si vivrebbe meglio in un Mondo senza religioni.</text:p>
      <text:p text:style-name="Standard"/>
      <text:h text:style-name="Heading_20_2" text:outline-level="2">Un primo problema delle religioni</text:h>
      <text:p text:style-name="Standard">Questo è un problema legato alla natura stessa delle religioni.</text:p>
      <text:p text:style-name="Standard">Dovendo interessarsi di argomenti di carattere universale, che non possono trovare una risposta razionale certa, ogni religione è costretta a dedurre le regole della propria dottrina da una serie di assiomi.</text:p>
      <text:p text:style-name="Standard">Gli assiomi, in quanto tali, non devono essere dimostrati<text:note text:id="ftn1" text:note-class="footnote"><text:note-citation>1</text:note-citation><text:note-body><text:p text:style-name="Footnote">Principalmente perché non lo si può fare</text:p></text:note-body></text:note> e i seguaci della religione<text:note text:id="ftn2" text:note-class="footnote"><text:note-citation>2</text:note-citation><text:note-body><text:p text:style-name="Footnote">I quali, non a caso, sono detti: "fedeli" o: "credenti".</text:p></text:note-body></text:note>, li devono accettare per buoni senza metterli in discussione.</text:p>
      <text:p text:style-name="Standard">È inevitabile che sia così: i dogmi sono i pilastri su cui si regge l'edificio della dottrina; se uno si indebolisse o, peggio, se fosse rimosso, l'edificio rischierebbe di crollare.</text:p>
      <text:p text:style-name="Standard"/>
      <text:p text:style-name="Standard">Ho usato il condizionale perché non è sempre così: per esempio, gli Islamici non credono né che Gesù fosse il figlio di Dio né che morì sulla croce<text:note text:id="ftn3" text:note-class="footnote"><text:note-citation>3</text:note-citation><text:note-body><text:p text:style-name="Footnote">In compenso, credono nella verginità della Madonna (<text:span text:style-name="T4">Corano</text:span>, 3:45-47)</text:p></text:note-body></text:note>, ma ne rispettano il valore come profeta.</text:p>
      <text:p text:style-name="Standard">Sfortunatamente, però ogni religione che si propone come LA Verità non può accettare di essere messa in discussione, specie sui suoi principii, quindi ogni forma di dubbio o di eresia è vista dagli apparati ecclesiastici come un potenziale pericolo che va scongiurato a ogni costo.</text:p>
      <text:p text:style-name="Standard">La storia, anche recente, ci insegna che molti fedeli preferiscono abiurare i principii della loro <text:soft-page-break/>Fede piuttosto che metterli in discussione - ma questo è un problema connaturato agli esseri umani, non alle religioni.</text:p>
      <text:p text:style-name="Standard"/>
      <text:h text:style-name="Heading_20_2" text:outline-level="2">Un altro problema delle religioni</text:h>
      <text:p text:style-name="Standard">Le religioni, per quanto ispirate, sono opera dell'uomo, non di Dio e, come tutte le opere dell'uomo, sono soggette ad errore.</text:p>
      <text:p text:style-name="Standard">Inoltre, come tutti i sistemi assiomatici, sono soggette ai teoremi di incompletezza di Goedel.</text:p>
      <text:p text:style-name="P7">[è un'ipotesi: sarà vero? :-) ]</text:p>
      <text:p text:style-name="Standard">Immaginiamo che esista una religione chiamata: <text:span text:style-name="T4">Buonismo</text:span> i cui dogmi siano:</text:p>
      <text:p text:style-name="Standard"/>
      <text:list xml:id="list5273358210591455664" text:style-name="L2">
        <text:list-item>
          <text:p text:style-name="P8">Dio esiste</text:p>
        </text:list-item>
        <text:list-item>
          <text:p text:style-name="P6"><text:span text:style-name="T4">Dio ha solo proprietà positive</text:span><text:note text:id="ftn4" text:note-class="footnote"><text:note-citation>4</text:note-citation><text:note-body><text:p text:style-name="Footnote">onnipotenza, misericordia, bontà, giustizia, ecc.</text:p></text:note-body></text:note></text:p>
        </text:list-item>
        <text:list-item>
          <text:p text:style-name="P8">Dio ha creato l'Universo</text:p>
        </text:list-item>
      </text:list>
      <text:p text:style-name="Standard"/>
      <text:p text:style-name="Standard">Partendo da questi assiomi e sapendo che l'Uomo fa parte dell'Universo, i Buonisti deducono che: </text:p>
      <text:p text:style-name="Standard"/>
      <text:list xml:id="list271912573" text:continue-numbering="true" text:style-name="L2">
        <text:list-item>
          <text:list>
            <text:list-item>
              <text:p text:style-name="P8">Dio ha creato l'Uomo</text:p>
            </text:list-item>
          </text:list>
        </text:list-item>
      </text:list>
      <text:p text:style-name="Standard"/>
      <text:p text:style-name="Standard">Certi che la vita sia un dono di Dio all'Uomo e che Dio ha solo proprietà positive, i Buonisti deducono che la vita sia un dono positivo e come tale vada preservato.</text:p>
      <text:p text:style-name="Standard">Di conseguenza, se qualcuno gli facesse le domande viste all'inizio, un Buonista non avrebbe dubbi e risponderebbe NO in tutti e tre i casi, perché la sua religione gli impedisce di rifiutare un dono divino.</text:p>
      <text:p text:style-name="Standard">Molti potrebbero non essere d'accordo con questa posizione (io, per esempio), ma nessuno potrebbe criticare il buonista, che decide in maniera coerente con il suo Credo.</text:p>
      <text:p text:style-name="Standard"/>
      <text:p text:style-name="Standard">Se però si domandasse allo stesso individuo: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31097190" text:continue-list="list74000313" text:style-name="L1">
              <text:list-item>
                <text:p text:style-name="P5"><text:bookmark-start text:name="__RefNumPara__300_679369231"/>Se Dio è buono, giusto e misericordioso, perché nell'Universo da lui creato esistono stupratori, omicidi e malattie?<text:bookmark-end text:name="__RefNumPara__300_679369231"/></text:p>
              </text:list-item>
            </text:list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Standard">il povero Buonista non saprebbe cosa rispondere, perché per farlo dovrebbe sconfessare almeno uno degli assiomi su cui basa la sua visione dell'esistenza.</text:p>
      <text:p text:style-name="Standard">Dovrebbe quindi rifugiarsi in una risposta generica, chiamando in causa l'imponderabilità delle decisioni divine, oppure condannarvi al rogo come eretico.</text:p>
      <text:p text:style-name="Standard"/>
      <text:p text:style-name="Standard">Con buona pace di John Lennon, le cose non andrebbero meglio in un Mondo senza religioni: se le stesse domande le faceste a un giudice, vi risponderebbe che sì, la ragazza può abortire, ma né il condannato né il malato possono essere uccisi, perché la Legge lo vieta.</text:p>
      <text:p text:style-name="Standard">Se però gli domandaste: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2121417750" text:continue-numbering="true" text:style-name="L1">
              <text:list-item>
                <text:p text:style-name="P5">Perché si può uccidere qualcuno che non ha fatto nulla di male perché <text:span text:style-name="T4">ipoteticamente</text:span> potrebbe rendere infelice la vita di sua madre, mentre non si può uccidere chi ha già fatto del male o chi ha una vita <text:span text:style-name="T4">sicuramente</text:span> infelice?</text:p>
              </text:list-item>
            </text:list>
          </table:table-cell>
          <table:table-cell table:style-name="Table3.A1" office:value-type="string">
            <text:p text:style-name="P3"/>
          </table:table-cell>
        </table:table-row>
      </table:table>
      <text:p text:style-name="Standard"/>
      <text:p text:style-name="Standard">Il buon giudice non avrebbe meno difficoltà del Buonista a trovare una risposta.</text:p>
      <text:p text:style-name="Standard">La Legge gli impedirebbe di mandarvi al rogo, ma gli consentirebbe comunque di spedirvi in prigione, dove trovereste ad attendervi il simpatico protagonista della domanda <text:bookmark-ref text:reference-format="chapter" text:ref-name="__RefNumPara__578_77542171">b</text:bookmark-ref>.</text:p>
      <text:p text:style-name="Standard"><text:soft-page-break/></text:p>
      <text:h text:style-name="Heading_20_2" text:outline-level="2"><text:span text:style-name="T5">Debug</text:span> del Buonismo</text:h>
      <text:p text:style-name="Standard">Abbiamo visto che i tre assiomi del Buonismo:</text:p>
      <text:p text:style-name="Standard"/>
      <text:list xml:id="list2086300351" text:continue-list="list271912573" text:style-name="L2">
        <text:list-item text:start-value="1">
          <text:p text:style-name="P6">Dio esiste</text:p>
        </text:list-item>
        <text:list-item>
          <text:p text:style-name="P6">Dio ha solo proprietà positive</text:p>
        </text:list-item>
        <text:list-item>
          <text:p text:style-name="P6">Dio ha creato l'Universo</text:p>
        </text:list-item>
      </text:list>
      <text:p text:style-name="Standard"/>
      <text:p text:style-name="Standard">pur nella loro semplicità, diventavano incoerenti se li si confrontava con la reale natura dell'Universo e della vita.</text:p>
      <text:p text:style-name="Standard">Ciò vuol dire che il modello logico/esistenziale del Buonismo non funziona; o, meglio: che funziona solo in una percentuale piuttosto bassa di casi.</text:p>
      <text:p text:style-name="Standard">Un buonista non può ammetterlo, perché diventerebbe un eretico, ma noi sì e possiamo anche cercare di capire cos'è che non va per provare a migliorarlo, in modo che funzioni nel maggior numero possibile di casi.</text:p>
      <text:p text:style-name="Standard"/>
      <text:p text:style-name="Standard">Per prima cosa, proviamo a eliminare uno per volta i tre assiomi e vediamo se le cose migliorano:</text:p>
      <text:p text:style-name="Standard"/>
      <text:h text:style-name="Heading_20_3" text:outline-level="3">Prima ipotesi: <text:span text:style-name="T4">Dio non esiste</text:span></text:h>
      <text:p text:style-name="Text_20_body">Eliminare il primo assioma equivale a eliminare del tutto la dottrina Buonista: se Dio non esiste, non può essere buono e non può aver creato l'Universo.</text:p>
      <text:p text:style-name="Text_20_body">Il sistema diventa coerente, ma a caro prezzo.</text:p>
      <text:p text:style-name="Text_20_body">Vediamo se si può fare di meglio.</text:p>
      <text:p text:style-name="Text_20_body"/>
      <text:h text:style-name="Heading_20_3" text:outline-level="3">Seconda ipotesi: <text:span text:style-name="T4">Dio non è buono</text:span></text:h>
      <text:p text:style-name="Text_20_body">Eliminando il secondo assioma, il nostro modello esistenziale diventa coerente senza annichilirsi, che è già un bel passo avanti rispetto alla prima ipotesi, ma la nostra condizione non è che migliori molto, perché ci troviamo abbandonati in un Universo cattivo in balìa di un Dio malvagio.</text:p>
      <text:p text:style-name="Text_20_body">Vale la pena di provare ancora.</text:p>
      <text:p text:style-name="Text_20_body"/>
      <text:h text:style-name="Heading_20_3" text:outline-level="3">Terza ipotesi: <text:span text:style-name="T4">l'Unverso non è stato creato da Dio</text:span></text:h>
      <text:p text:style-name="Text_20_body">Se ipotizziamo che Dio esiste, è buono, ma l'Universo non è opera sua, bensì del Diavolo, otteniamo un modello coerente e tutto sommato accettabile.</text:p>
      <text:p text:style-name="Text_20_body">Sì, d'accordo, siamo condannati a vivere in un luogo dove esistono dolore e morte, ma solo per i pochi anni che passiamo su questa Terra; poi tutto si sistemerà.</text:p>
      <text:p text:style-name="Text_20_body"/>
      <text:p text:style-name="Text_20_body">Fra le tre, quest'ultima è l'ipotesi più appetibile, ma solo se l'uomo è in possesso di un'anima, ovvero di uno spirito che condivida parte dell'essenza di Dio e che si riunirà a Lui dopo la morte; se l'anima non c'è, se in noi non alberga una scintilla dello spirito Divino, siamo solo dei <text:span text:style-name="T4">pezzi</text:span> dell'Universo: vivremo nel dolore e dopo la morte sarà tutto finito. Per sempre.</text:p>
      <text:p text:style-name="Text_20_body"/>
      <text:p text:style-name="Text_20_body">Come facciamo a sapere se l'Uomo ha un'anima?</text:p>
      <text:p text:style-name="Text_20_body">Di fatto, non possiamo, quindi dobbiamo imporre questa condzione come dogma:</text:p>
      <text:p text:style-name="Text_20_body"/>
      <text:list xml:id="list278694636" text:continue-numbering="true" text:style-name="L2">
        <text:list-item>
          <text:p text:style-name="P6">L'anima esiste</text:p>
        </text:list-item>
      </text:list>
      <text:p text:style-name="Standard"/>
      <text:p text:style-name="Standard">Questo piccolo atto di fede ci permette di rispondere senza esitazione alla domanda <text:bookmark-ref text:reference-format="chapter" text:ref-name="__RefNumPara__300_679369231">d</text:bookmark-ref>. :</text:p>
      <text:p text:style-name="Standard"/>
      <text:p text:style-name="P9"><text:span text:style-name="T6">Dio è buono, giusto e misericordioso. Nell'Universo esistono stupratori, omicidi e malattie è perché l'Universo è opera del Diavolo.</text:span></text:p>
      <text:p text:style-name="Text_20_body"><text:soft-page-break/>Si tratta però di una vittoria parziale: aumentando il numero dei precetti abbiamo aumentato la complessità del nostro modello e, di conseguenza, la probabilità di generare errori o incongruenze.</text:p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300596740" text:continue-list="list2121417750" text:style-name="L1">
              <text:list-item>
                <text:p text:style-name="P5">Se l'Universo è stato creato dal Diavolo, perché l'Uomo, che fa parte dell'Uinverso, dev'essere stato creato da Dio?</text:p>
                <text:p text:style-name="P5"/>
              </text:list-item>
            </text:list>
          </table:table-cell>
          <table:table-cell table:style-name="Table4.A1" office:value-type="string">
            <text:p text:style-name="P3"/>
          </table:table-cell>
        </table:table-row>
      </table:table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Buonismo 2.0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Standard"/>
      <text:p text:style-name="Text_20_body"><text:s/>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ill Sans" svg:font-family="'Gill Sans'"/>
    <style:font-face style:name="OpenSymbol" svg:font-family="OpenSymbol"/>
    <style:font-face style:name="Gill Sans1" svg:font-family="'Gill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ill Sans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ill Sans1" fo:font-size="11pt"/>
    </style:style>
    <style:style style:name="Heading" style:family="paragraph" style:parent-style-name="Standard" style:next-style-name="Text_20_body" style:class="text">
      <style:paragraph-properties fo:margin-top="0mm" fo:margin-bottom="0mm" fo:background-color="transparent" style:shadow="none" fo:keep-with-next="always">
        <style:tab-stops/>
        <style:background-image/>
      </style:paragraph-properties>
      <style:text-properties fo:color="#c5000b" style:font-name="Gill Sans1" fo:font-size="24pt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style:page-number="auto"/>
      <style:text-properties fo:font-size="11pt"/>
    </style:style>
    <style:style style:name="List" style:family="paragraph" style:parent-style-name="Text_20_body" style:class="list">
      <style:text-properties style:font-name="Gill Sans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ill San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0mm" fo:margin-bottom="0mm" fo:text-indent="0mm" style:auto-text-indent="false"/>
      <style:text-properties fo:color="#c5000b"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0mm" fo:margin-bottom="0mm" fo:text-indent="0mm" style:auto-text-indent="false"/>
      <style:text-properties fo:color="#314004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0mm" fo:margin-bottom="0mm" fo:text-indent="0mm" style:auto-text-indent="false" fo:background-color="transparent" style:shadow="none" fo:keep-with-next="always">
        <style:tab-stops/>
        <style:background-image/>
      </style:paragraph-properties>
      <style:text-properties fo:color="#314004"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mm" fo:margin-right="0mm" fo:margin-top="0mm" fo:margin-bottom="0mm" fo:text-indent="0mm" style:auto-text-indent="false" style:page-number="auto" text:number-lines="false" text:line-number="0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4.99mm" fo:margin-right="0mm" fo:margin-top="0mm" fo:margin-bottom="0mm" fo:text-indent="-4.99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0mm" fo:margin-right="0mm" fo:margin-top="0mm" fo:margin-bottom="0mm" fo:text-indent="0m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me_20_sito" style:display-name="Nome sito" style:family="paragraph" style:parent-style-name="Heading_20_1" style:default-outline-level="1" style:list-style-name="" style:master-page-name="">
      <style:paragraph-properties style:page-number="auto"/>
      <style:text-properties fo:color="#808080" fo:font-size="16pt" style:font-size-asian="16pt" style:font-size-complex="16pt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Esempio" style:family="paragraph" style:parent-style-name="Text_20_body">
      <style:paragraph-properties fo:margin-left="4.99mm" fo:margin-right="4.99mm" fo:margin-top="0mm" fo:margin-bottom="0mm" fo:text-indent="0mm" style:auto-text-indent="false" fo:background-color="#dddddd"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color="#314004" fo:font-size="16pt" fo:font-style="normal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5.1mm" fo:margin-left="5.1m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space" fo:text-indent="-3.7mm" fo:margin-left="3.7m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7e0021"/>
    </style:style>
    <style:style style:name="MT1" style:family="text">
      <style:text-properties fo:color="#7e0021"/>
    </style:style>
    <style:style style:name="MT2" style:family="text">
      <style:text-properties fo:color="#314004"/>
    </style:style>
    <style:page-layout style:name="Mpm1">
      <style:page-layout-properties fo:page-width="210.01mm" fo:page-height="297mm" style:num-format="1" style:print-orientation="portrait" fo:margin-top="20mm" fo:margin-bottom="20mm" fo:margin-left="35mm" fo:margin-right="24.99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5mm" fo:margin-right="2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ubject>Ipotesi per una mistica open-source</text:subject></text:span><text:span text:style-name="MT1"><text:keywords/></text:span><text:tab/><text:tab/><text:span text:style-name="MT2"><text:title>C'hi++</text:title></text:span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30T13:54:12</meta:creation-date>
    <meta:editing-duration>PT5H58M</meta:editing-duration>
    <meta:editing-cycles>45</meta:editing-cycles>
    <meta:generator>OpenOffice/4.1.1$Unix OpenOffice.org_project/411m6$Build-9775</meta:generator>
    <dc:title>C'hi++</dc:title>
    <dc:subject>Ipotesi per una mistica open-source</dc:subject>
    <dc:date>2016-12-05T02:20:39</dc:date>
    <meta:document-statistic meta:table-count="4" meta:image-count="0" meta:object-count="0" meta:page-count="4" meta:paragraph-count="83" meta:word-count="1310" meta:character-count="7899"/>
    <meta:user-defined meta:name="Autore">R.Canaro</meta:user-defined>
    <meta:user-defined meta:name="Sito">Religiosa Intolleranza</meta:user-defined>
    <meta:template xlink:type="simple" xlink:actuate="onRequest" xlink:title="Titolo" xlink:href="../../../Documenti/Modelli/Religiosa%20Intolleranza.ott" meta:date="2015-09-30T13:54:12"/>
  </office:meta>
</office:document-meta>
</file>